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417in" svg:height="5.648in" svg:x="8.7874in" svg:y="0.102in">
            <draw:object draw:notify-on-update-of-ranges="Sheet1.A1:Sheet1.A1 Sheet1.A2:Sheet1.A9 Sheet1.B1:Sheet1.B1 Sheet1.B2:Sheet1.B9 Sheet1.C1:Sheet1.C1 Sheet1.C2:Sheet1.C9 Sheet1.D1:Sheet1.D1 Sheet1.D2:Sheet1.D9 Sheet1.E1:Sheet1.E1 Sheet1.E2:Sheet1.E9 Sheet1.F1:Sheet1.F1 Sheet1.F2:Sheet1.F9 Sheet1.G1:Sheet1.G1 Sheet1.G2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5106in" svg:height="5.3496in" svg:x="9.7201in" svg:y="5.9894in">
            <draw:object draw:notify-on-update-of-ranges="Sheet1.A14:Sheet1.A14 Sheet1.A15:Sheet1.A22 Sheet1.B14:Sheet1.B14 Sheet1.B15:Sheet1.B22 Sheet1.C14:Sheet1.C14 Sheet1.C15:Sheet1.C22 Sheet1.D14:Sheet1.D14 Sheet1.D15:Sheet1.D22 Sheet1.E14:Sheet1.E14 Sheet1.E15:Sheet1.E22 Sheet1.F14:Sheet1.F14 Sheet1.F15:Sheet1.F22 Sheet1.G14:Sheet1.G14 Sheet1.G15:Sheet1.G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4142in" svg:height="5.2953in" svg:x="0.1374in" svg:y="6.0406in">
            <draw:object draw:notify-on-update-of-ranges="Sheet1.A24:Sheet1.A24 Sheet1.A25:Sheet1.A32 Sheet1.B24:Sheet1.B24 Sheet1.B25:Sheet1.B32 Sheet1.C24:Sheet1.C24 Sheet1.C25:Sheet1.C32 Sheet1.D24:Sheet1.D24 Sheet1.D25:Sheet1.D32 Sheet1.E24:Sheet1.E24 Sheet1.E25:Sheet1.E32 Sheet1.F24:Sheet1.F24 Sheet1.F25:Sheet1.F32 Sheet1.G24:Sheet1.G24 Sheet1.G25:Sheet1.G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ranks</text:p>
          </table:table-cell>
          <table:table-cell office:value-type="string" calcext:value-type="string">
            <text:p>seq</text:p>
          </table:table-cell>
          <table:table-cell table:style-name="Default" office:value-type="string" calcext:value-type="string">
            <text:p>mpi</text:p>
          </table:table-cell>
          <table:table-cell table:style-name="Default" office:value-type="string" calcext:value-type="string">
            <text:p>mpi_hybrid_omp2</text:p>
          </table:table-cell>
          <table:table-cell table:style-name="Default" office:value-type="string" calcext:value-type="string">
            <text:p>mpi_hybrid_omp4</text:p>
          </table:table-cell>
          <table:table-cell table:style-name="Default" office:value-type="string" calcext:value-type="string">
            <text:p>mpi_hybrid_omp6</text:p>
          </table:table-cell>
          <table:table-cell table:style-name="Default" office:value-type="string" calcext:value-type="string">
            <text:p>mpi_hybrid_omp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963" calcext:value-type="float">
            <text:p>49.963</text:p>
          </table:table-cell>
          <table:table-cell table:style-name="Default" office:value-type="float" office:value="51.284" calcext:value-type="float">
            <text:p>51.284</text:p>
          </table:table-cell>
          <table:table-cell table:style-name="Default" office:value-type="float" office:value="26.842" calcext:value-type="float">
            <text:p>26.842</text:p>
          </table:table-cell>
          <table:table-cell table:style-name="Default" office:value-type="float" office:value="15.033" calcext:value-type="float">
            <text:p>15.033</text:p>
          </table:table-cell>
          <table:table-cell table:style-name="Default" office:value-type="float" office:value="13.349" calcext:value-type="float">
            <text:p>13.349</text:p>
          </table:table-cell>
          <table:table-cell table:style-name="Default" office:value-type="float" office:value="13.006" calcext:value-type="float">
            <text:p>13.0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.963" calcext:value-type="float">
            <text:p>49.963</text:p>
          </table:table-cell>
          <table:table-cell table:style-name="Default" office:value-type="float" office:value="26.539" calcext:value-type="float">
            <text:p>26.539</text:p>
          </table:table-cell>
          <table:table-cell table:style-name="Default" office:value-type="float" office:value="14.379" calcext:value-type="float">
            <text:p>14.379</text:p>
          </table:table-cell>
          <table:table-cell table:style-name="Default" office:value-type="float" office:value="8.385" calcext:value-type="float">
            <text:p>8.385</text:p>
          </table:table-cell>
          <table:table-cell table:style-name="Default" office:value-type="float" office:value="7.631" calcext:value-type="float">
            <text:p>7.631</text:p>
          </table:table-cell>
          <table:table-cell table:style-name="Default" office:value-type="float" office:value="7.527" calcext:value-type="float">
            <text:p>7.5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963" calcext:value-type="float">
            <text:p>49.963</text:p>
          </table:table-cell>
          <table:table-cell table:style-name="Default" office:value-type="float" office:value="18.429" calcext:value-type="float">
            <text:p>18.429</text:p>
          </table:table-cell>
          <table:table-cell table:style-name="Default" office:value-type="float" office:value="10.159" calcext:value-type="float">
            <text:p>10.159</text:p>
          </table:table-cell>
          <table:table-cell table:style-name="Default" office:value-type="float" office:value="6.193" calcext:value-type="float">
            <text:p>6.193</text:p>
          </table:table-cell>
          <table:table-cell table:style-name="Default" office:value-type="float" office:value="5.77" calcext:value-type="float">
            <text:p>5.77</text:p>
          </table:table-cell>
          <table:table-cell table:style-name="Default" office:value-type="float" office:value="5.707" calcext:value-type="float">
            <text:p>5.7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.963" calcext:value-type="float">
            <text:p>49.963</text:p>
          </table:table-cell>
          <table:table-cell table:style-name="Default" office:value-type="float" office:value="14.498" calcext:value-type="float">
            <text:p>14.498</text:p>
          </table:table-cell>
          <table:table-cell table:style-name="Default" office:value-type="float" office:value="8.313" calcext:value-type="float">
            <text:p>8.313</text:p>
          </table:table-cell>
          <table:table-cell table:style-name="Default" office:value-type="float" office:value="5.184" calcext:value-type="float">
            <text:p>5.184</text:p>
          </table:table-cell>
          <table:table-cell table:style-name="Default" office:value-type="float" office:value="5.319" calcext:value-type="float">
            <text:p>5.319</text:p>
          </table:table-cell>
          <table:table-cell table:style-name="Default" office:value-type="float" office:value="4.928" calcext:value-type="float">
            <text:p>4.9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.963" calcext:value-type="float">
            <text:p>49.963</text:p>
          </table:table-cell>
          <table:table-cell table:style-name="Default" office:value-type="float" office:value="11.902" calcext:value-type="float">
            <text:p>11.902</text:p>
          </table:table-cell>
          <table:table-cell table:style-name="Default" office:value-type="float" office:value="6.928" calcext:value-type="float">
            <text:p>6.928</text:p>
          </table:table-cell>
          <table:table-cell table:style-name="Default" office:value-type="float" office:value="4.463" calcext:value-type="float">
            <text:p>4.463</text:p>
          </table:table-cell>
          <table:table-cell table:style-name="Default" office:value-type="float" office:value="4.22" calcext:value-type="float">
            <text:p>4.22</text:p>
          </table:table-cell>
          <table:table-cell table:style-name="Default" office:value-type="float" office:value="4.191" calcext:value-type="float">
            <text:p>4.1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.963" calcext:value-type="float">
            <text:p>49.963</text:p>
          </table:table-cell>
          <table:table-cell table:style-name="Default" office:value-type="float" office:value="10.307" calcext:value-type="float">
            <text:p>10.307</text:p>
          </table:table-cell>
          <table:table-cell table:style-name="Default" office:value-type="float" office:value="6.246" calcext:value-type="float">
            <text:p>6.246</text:p>
          </table:table-cell>
          <table:table-cell table:style-name="Default" office:value-type="float" office:value="4.285" calcext:value-type="float">
            <text:p>4.285</text:p>
          </table:table-cell>
          <table:table-cell table:style-name="Default" office:value-type="float" office:value="4.074" calcext:value-type="float">
            <text:p>4.074</text:p>
          </table:table-cell>
          <table:table-cell table:style-name="Default" office:value-type="float" office:value="4.369" calcext:value-type="float">
            <text:p>4.36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table:number-columns-repeated="5"/>
          <table:table-cell office:value-type="string" calcext:value-type="string">
            <text:p>not dividab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.963" calcext:value-type="float">
            <text:p>49.963</text:p>
          </table:table-cell>
          <table:table-cell table:style-name="Default" office:value-type="float" office:value="8.285" calcext:value-type="float">
            <text:p>8.285</text:p>
          </table:table-cell>
          <table:table-cell table:style-name="Default" office:value-type="float" office:value="5.18" calcext:value-type="float">
            <text:p>5.18</text:p>
          </table:table-cell>
          <table:table-cell table:style-name="Default" office:value-type="float" office:value="3.939" calcext:value-type="float">
            <text:p>3.939</text:p>
          </table:table-cell>
          <table:table-cell table:style-name="Default" office:value-type="float" office:value="3.579" calcext:value-type="float">
            <text:p>3.579</text:p>
          </table:table-cell>
          <table:table-cell table:style-name="Default" office:value-type="float" office:value="3.823" calcext:value-type="float">
            <text:p>3.823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N=6000x6000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=100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peedup</text:p>
          </table:table-cell>
          <table:table-cell office:value-type="string" calcext:value-type="string">
            <text:p>seq</text:p>
          </table:table-cell>
          <table:table-cell table:style-name="Default" office:value-type="string" calcext:value-type="string">
            <text:p>mpi</text:p>
          </table:table-cell>
          <table:table-cell table:style-name="Default" office:value-type="string" calcext:value-type="string">
            <text:p>mpi_hybrid_omp2</text:p>
          </table:table-cell>
          <table:table-cell table:style-name="Default" office:value-type="string" calcext:value-type="string">
            <text:p>mpi_hybrid_omp4</text:p>
          </table:table-cell>
          <table:table-cell table:style-name="Default" office:value-type="string" calcext:value-type="string">
            <text:p>mpi_hybrid_omp6</text:p>
          </table:table-cell>
          <table:table-cell table:style-name="Default" office:value-type="string" calcext:value-type="string">
            <text:p>mpi_hybrid_omp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/[.B2]" office:value-type="float" office:value="1" calcext:value-type="float">
            <text:p>1</text:p>
          </table:table-cell>
          <table:table-cell table:formula="of:=[.B2]/[.C2]" office:value-type="float" office:value="0.974241478823805" calcext:value-type="float">
            <text:p>0.974</text:p>
          </table:table-cell>
          <table:table-cell table:formula="of:=[.B2]/[.D2]" office:value-type="float" office:value="1.86137396617242" calcext:value-type="float">
            <text:p>1.861</text:p>
          </table:table-cell>
          <table:table-cell table:formula="of:=[.B2]/[.E2]" office:value-type="float" office:value="3.32355484600545" calcext:value-type="float">
            <text:p>3.324</text:p>
          </table:table-cell>
          <table:table-cell table:formula="of:=[.B2]/[.F2]" office:value-type="float" office:value="3.74282717806577" calcext:value-type="float">
            <text:p>3.743</text:p>
          </table:table-cell>
          <table:table-cell table:formula="of:=[.B2]/[.G2]" office:value-type="float" office:value="3.84153467630324" calcext:value-type="float">
            <text:p>3.8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B3]/[.C3]" office:value-type="float" office:value="1.88262556991597" calcext:value-type="float">
            <text:p>1.883</text:p>
          </table:table-cell>
          <table:table-cell table:formula="of:=[.B3]/[.D3]" office:value-type="float" office:value="3.47472007789137" calcext:value-type="float">
            <text:p>3.475</text:p>
          </table:table-cell>
          <table:table-cell table:formula="of:=[.B3]/[.E3]" office:value-type="float" office:value="5.95861657722123" calcext:value-type="float">
            <text:p>5.959</text:p>
          </table:table-cell>
          <table:table-cell table:formula="of:=[.B3]/[.F3]" office:value-type="float" office:value="6.5473725592976" calcext:value-type="float">
            <text:p>6.547</text:p>
          </table:table-cell>
          <table:table-cell table:formula="of:=[.B3]/[.G3]" office:value-type="float" office:value="6.6378371197024" calcext:value-type="float">
            <text:p>6.6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B4]/[.C4]" office:value-type="float" office:value="2.71110749362418" calcext:value-type="float">
            <text:p>2.711</text:p>
          </table:table-cell>
          <table:table-cell table:formula="of:=[.B4]/[.D4]" office:value-type="float" office:value="4.91810217541097" calcext:value-type="float">
            <text:p>4.918</text:p>
          </table:table-cell>
          <table:table-cell table:formula="of:=[.B4]/[.E4]" office:value-type="float" office:value="8.06765703213305" calcext:value-type="float">
            <text:p>8.068</text:p>
          </table:table-cell>
          <table:table-cell table:formula="of:=[.B4]/[.F4]" office:value-type="float" office:value="8.65909878682842" calcext:value-type="float">
            <text:p>8.659</text:p>
          </table:table-cell>
          <table:table-cell table:formula="of:=[.B4]/[.G4]" office:value-type="float" office:value="8.75468722621342" calcext:value-type="float">
            <text:p>8.7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B5]/[.C5]" office:value-type="float" office:value="3.44619947578976" calcext:value-type="float">
            <text:p>3.446</text:p>
          </table:table-cell>
          <table:table-cell table:formula="of:=[.B5]/[.D5]" office:value-type="float" office:value="6.01022494887526" calcext:value-type="float">
            <text:p>6.010</text:p>
          </table:table-cell>
          <table:table-cell table:formula="of:=[.B5]/[.E5]" office:value-type="float" office:value="9.63792438271605" calcext:value-type="float">
            <text:p>9.638</text:p>
          </table:table-cell>
          <table:table-cell table:formula="of:=[.B5]/[.F5]" office:value-type="float" office:value="9.39330701259635" calcext:value-type="float">
            <text:p>9.393</text:p>
          </table:table-cell>
          <table:table-cell table:formula="of:=[.B5]/[.G5]" office:value-type="float" office:value="10.1385957792208" calcext:value-type="float">
            <text:p>10.1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B6]/[.C6]" office:value-type="float" office:value="4.19786590488994" calcext:value-type="float">
            <text:p>4.198</text:p>
          </table:table-cell>
          <table:table-cell table:formula="of:=[.B6]/[.D6]" office:value-type="float" office:value="7.2117494226328" calcext:value-type="float">
            <text:p>7.212</text:p>
          </table:table-cell>
          <table:table-cell table:formula="of:=[.B6]/[.E6]" office:value-type="float" office:value="11.1949361416088" calcext:value-type="float">
            <text:p>11.195</text:p>
          </table:table-cell>
          <table:table-cell table:formula="of:=[.B6]/[.F6]" office:value-type="float" office:value="11.8395734597156" calcext:value-type="float">
            <text:p>11.840</text:p>
          </table:table-cell>
          <table:table-cell table:formula="of:=[.B6]/[.G6]" office:value-type="float" office:value="11.9214984490575" calcext:value-type="float">
            <text:p>11.9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/[.B7]" office:value-type="float" office:value="1" calcext:value-type="float">
            <text:p>1</text:p>
          </table:table-cell>
          <table:table-cell table:formula="of:=[.B7]/[.C7]" office:value-type="float" office:value="4.84748229358688" calcext:value-type="float">
            <text:p>4.847</text:p>
          </table:table-cell>
          <table:table-cell table:formula="of:=[.B7]/[.D7]" office:value-type="float" office:value="7.99919948767211" calcext:value-type="float">
            <text:p>7.999</text:p>
          </table:table-cell>
          <table:table-cell table:formula="of:=[.B7]/[.E7]" office:value-type="float" office:value="11.6599766627771" calcext:value-type="float">
            <text:p>11.660</text:p>
          </table:table-cell>
          <table:table-cell table:formula="of:=[.B7]/[.F7]" office:value-type="float" office:value="12.2638684339715" calcext:value-type="float">
            <text:p>12.264</text:p>
          </table:table-cell>
          <table:table-cell table:formula="of:=[.B7]/[.G7]" office:value-type="float" office:value="11.4357976653697" calcext:value-type="float">
            <text:p>11.4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/[.B9]" office:value-type="float" office:value="1" calcext:value-type="float">
            <text:p>1</text:p>
          </table:table-cell>
          <table:table-cell table:formula="of:=[.B9]/[.C9]" office:value-type="float" office:value="6.03053711526856" calcext:value-type="float">
            <text:p>6.031</text:p>
          </table:table-cell>
          <table:table-cell table:formula="of:=[.B9]/[.D9]" office:value-type="float" office:value="9.6453667953668" calcext:value-type="float">
            <text:p>9.645</text:p>
          </table:table-cell>
          <table:table-cell table:formula="of:=[.B9]/[.E9]" office:value-type="float" office:value="12.6841838029957" calcext:value-type="float">
            <text:p>12.684</text:p>
          </table:table-cell>
          <table:table-cell table:formula="of:=[.B9]/[.F9]" office:value-type="float" office:value="13.9600447052249" calcext:value-type="float">
            <text:p>13.960</text:p>
          </table:table-cell>
          <table:table-cell table:formula="of:=[.B9]/[.G9]" office:value-type="float" office:value="13.0690557154068" calcext:value-type="float">
            <text:p>13.06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string" calcext:value-type="string">
            <text:p>seq</text:p>
          </table:table-cell>
          <table:table-cell table:style-name="Default" office:value-type="string" calcext:value-type="string">
            <text:p>mpi</text:p>
          </table:table-cell>
          <table:table-cell table:style-name="Default" office:value-type="string" calcext:value-type="string">
            <text:p>mpi_hybrid_omp2</text:p>
          </table:table-cell>
          <table:table-cell table:style-name="Default" office:value-type="string" calcext:value-type="string">
            <text:p>mpi_hybrid_omp4</text:p>
          </table:table-cell>
          <table:table-cell table:style-name="Default" office:value-type="string" calcext:value-type="string">
            <text:p>mpi_hybrid_omp6</text:p>
          </table:table-cell>
          <table:table-cell table:style-name="Default" office:value-type="string" calcext:value-type="string">
            <text:p>mpi_hybrid_omp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15]/[.A15]" office:value-type="float" office:value="0.974241478823805" calcext:value-type="float">
            <text:p>0.974</text:p>
          </table:table-cell>
          <table:table-cell table:formula="of:=[.D15]/([.$A15]*[.D$13])" office:value-type="float" office:value="0.930686983086208" calcext:value-type="float">
            <text:p>0.931</text:p>
          </table:table-cell>
          <table:table-cell table:formula="of:=[.E15]/([.$A15]*[.E$13])" office:value-type="float" office:value="0.830888711501364" calcext:value-type="float">
            <text:p>0.831</text:p>
          </table:table-cell>
          <table:table-cell table:formula="of:=[.F15]/([.$A15]*[.F$13])" office:value-type="float" office:value="0.623804529677629" calcext:value-type="float">
            <text:p>0.624</text:p>
          </table:table-cell>
          <table:table-cell table:formula="of:=[.G15]/([.$A15]*[.G$13])" office:value-type="float" office:value="0.480191834537906" calcext:value-type="float">
            <text:p>0.4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6]/[.A16]" office:value-type="float" office:value="0.941312784957986" calcext:value-type="float">
            <text:p>0.941</text:p>
          </table:table-cell>
          <table:table-cell table:formula="of:=[.D16]/([.A16]*[.D$13])" office:value-type="float" office:value="0.868680019472842" calcext:value-type="float">
            <text:p>0.869</text:p>
          </table:table-cell>
          <table:table-cell table:formula="of:=[.E16]/([.$A16]*[.E$13])" office:value-type="float" office:value="0.744827072152654" calcext:value-type="float">
            <text:p>0.745</text:p>
          </table:table-cell>
          <table:table-cell table:formula="of:=[.F16]/([.$A16]*[.F$13])" office:value-type="float" office:value="0.545614379941467" calcext:value-type="float">
            <text:p>0.546</text:p>
          </table:table-cell>
          <table:table-cell table:formula="of:=[.G16]/([.$A16]*[.G$13])" office:value-type="float" office:value="0.4148648199814" calcext:value-type="float">
            <text:p>0.4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7]/[.A17]" office:value-type="float" office:value="0.903702497874726" calcext:value-type="float">
            <text:p>0.904</text:p>
          </table:table-cell>
          <table:table-cell table:formula="of:=[.D17]/([.A17]*[.D$13])" office:value-type="float" office:value="0.819683695901828" calcext:value-type="float">
            <text:p>0.820</text:p>
          </table:table-cell>
          <table:table-cell table:formula="of:=[.E17]/([.$A17]*[.E$13])" office:value-type="float" office:value="0.672304752677754" calcext:value-type="float">
            <text:p>0.672</text:p>
          </table:table-cell>
          <table:table-cell table:formula="of:=[.F17]/([.$A17]*[.F$13])" office:value-type="float" office:value="0.48106104371269" calcext:value-type="float">
            <text:p>0.481</text:p>
          </table:table-cell>
          <table:table-cell table:formula="of:=[.G17]/([.$A17]*[.G$13])" office:value-type="float" office:value="0.364778634425559" calcext:value-type="float">
            <text:p>0.3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8]/[.A18]" office:value-type="float" office:value="0.861549868947441" calcext:value-type="float">
            <text:p>0.862</text:p>
          </table:table-cell>
          <table:table-cell table:formula="of:=[.D18]/([.A18]*[.D$13])" office:value-type="float" office:value="0.751278118609407" calcext:value-type="float">
            <text:p>0.751</text:p>
          </table:table-cell>
          <table:table-cell table:formula="of:=[.E18]/([.$A18]*[.E$13])" office:value-type="float" office:value="0.602370273919753" calcext:value-type="float">
            <text:p>0.602</text:p>
          </table:table-cell>
          <table:table-cell table:formula="of:=[.F18]/([.$A18]*[.F$13])" office:value-type="float" office:value="0.391387792191515" calcext:value-type="float">
            <text:p>0.391</text:p>
          </table:table-cell>
          <table:table-cell table:formula="of:=[.G18]/([.$A18]*[.G$13])" office:value-type="float" office:value="0.316831118100649" calcext:value-type="float">
            <text:p>0.3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9]/[.A19]" office:value-type="float" office:value="0.839573180977987" calcext:value-type="float">
            <text:p>0.840</text:p>
          </table:table-cell>
          <table:table-cell table:formula="of:=[.D19]/([.A19]*[.D$13])" office:value-type="float" office:value="0.72117494226328" calcext:value-type="float">
            <text:p>0.721</text:p>
          </table:table-cell>
          <table:table-cell table:formula="of:=[.E19]/([.$A19]*[.E$13])" office:value-type="float" office:value="0.559746807080439" calcext:value-type="float">
            <text:p>0.560</text:p>
          </table:table-cell>
          <table:table-cell table:formula="of:=[.F19]/([.$A19]*[.F$13])" office:value-type="float" office:value="0.394652448657188" calcext:value-type="float">
            <text:p>0.395</text:p>
          </table:table-cell>
          <table:table-cell table:formula="of:=[.G19]/([.$A19]*[.G$13])" office:value-type="float" office:value="0.298037461226438" calcext:value-type="float">
            <text:p>0.29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0]/[.A20]" office:value-type="float" office:value="0.807913715597814" calcext:value-type="float">
            <text:p>0.808</text:p>
          </table:table-cell>
          <table:table-cell table:formula="of:=[.D20]/([.A20]*[.D$13])" office:value-type="float" office:value="0.666599957306009" calcext:value-type="float">
            <text:p>0.667</text:p>
          </table:table-cell>
          <table:table-cell table:formula="of:=[.E20]/([.$A20]*[.E$13])" office:value-type="float" office:value="0.485832360949047" calcext:value-type="float">
            <text:p>0.486</text:p>
          </table:table-cell>
          <table:table-cell table:formula="of:=[.F20]/([.$A20]*[.F$13])" office:value-type="float" office:value="0.340663012054765" calcext:value-type="float">
            <text:p>0.341</text:p>
          </table:table-cell>
          <table:table-cell table:formula="of:=[.G20]/([.$A20]*[.G$13])" office:value-type="float" office:value="0.238245784695201" calcext:value-type="float">
            <text:p>0.2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22]/[.A22]" office:value-type="float" office:value="0.75381713940857" calcext:value-type="float">
            <text:p>0.754</text:p>
          </table:table-cell>
          <table:table-cell table:formula="of:=[.D22]/([.A22]*[.D$13])" office:value-type="float" office:value="0.602835424710425" calcext:value-type="float">
            <text:p>0.603</text:p>
          </table:table-cell>
          <table:table-cell table:formula="of:=[.E22]/([.$A22]*[.E$13])" office:value-type="float" office:value="0.396380743843615" calcext:value-type="float">
            <text:p>0.396</text:p>
          </table:table-cell>
          <table:table-cell table:formula="of:=[.F22]/([.$A22]*[.F$13])" office:value-type="float" office:value="0.290834264692186" calcext:value-type="float">
            <text:p>0.291</text:p>
          </table:table-cell>
          <table:table-cell table:formula="of:=[.G22]/([.$A22]*[.G$13])" office:value-type="float" office:value="0.20420399555323" calcext:value-type="float">
            <text:p>0.2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1:50:10.891967031</meta:creation-date>
    <dc:date>2020-12-13T17:54:44.749626494</dc:date>
    <meta:editing-duration>PT45M13S</meta:editing-duration>
    <meta:editing-cycles>6</meta:editing-cycles>
    <meta:generator>LibreOffice/6.4.7.2$Linux_X86_64 LibreOffice_project/40$Build-2</meta:generator>
    <meta:document-statistic meta:table-count="1" meta:cell-count="17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507cm" svg:height="14.347cm" xlink:href=".." xlink:type="simple" chart:class="chart:scatter" chart:style-name="ch1">
        <chart:title svg:x="10.857cm" svg:y="0.422cm" chart:style-name="ch2">
          <text:p>mpi_hybrid vs mpi</text:p>
        </chart:title>
        <chart:legend chart:legend-position="end" svg:x="21.464cm" svg:y="5.629cm" style:legend-expansion="high" chart:style-name="ch3"/>
        <chart:plot-area chart:style-name="ch4" table:cell-range-address="Sheet1.A1:Sheet1.G9" chart:data-source-has-labels="both" svg:x="1.521cm" svg:y="1.487cm" svg:width="19.433cm" svg:height="11.593cm">
          <chartooo:coordinate-region svg:x="2.142cm" svg:y="1.686cm" svg:width="18.718cm" svg:height="10.747cm"/>
          <chart:axis chart:dimension="x" chart:name="primary-x" chart:style-name="ch5" chartooo:axis-type="auto">
            <chart:title svg:x="10.717cm" svg:y="13.366cm" chart:style-name="ch6">
              <text:p>Ranks</text:p>
            </chart:title>
            <chart:categories table:cell-range-address="Sheet1.A2:Sheet1.A9"/>
          </chart:axis>
          <chart:axis chart:dimension="y" chart:name="primary-y" chart:style-name="ch5">
            <chart:title svg:x="0.451cm" svg:y="7.896cm" chart:style-name="ch7">
              <text:p>Time [s]</text:p>
            </chart:title>
            <chart:grid chart:style-name="ch8" chart:class="major"/>
          </chart:axis>
          <chart:series chart:style-name="ch9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series chart:style-name="ch10" chart:values-cell-range-address="Sheet1.C2:Sheet1.C9" chart:label-cell-address="Sheet1.C1:Sheet1.C1" chart:class="chart:scatter">
            <chart:data-point chart:repeated="8"/>
          </chart:series>
          <chart:series chart:style-name="ch11" chart:values-cell-range-address="Sheet1.D2:Sheet1.D9" chart:label-cell-address="Sheet1.D1:Sheet1.D1" chart:class="chart:scatter">
            <chart:data-point chart:repeated="8"/>
          </chart:series>
          <chart:series chart:style-name="ch12" chart:values-cell-range-address="Sheet1.E2:Sheet1.E9" chart:label-cell-address="Sheet1.E1:Sheet1.E1" chart:class="chart:scatter">
            <chart:data-point chart:repeated="8"/>
          </chart:series>
          <chart:series chart:style-name="ch13" chart:values-cell-range-address="Sheet1.F2:Sheet1.F9" chart:label-cell-address="Sheet1.F1:Sheet1.F1" chart:class="chart:scatter">
            <chart:data-point chart:repeated="8"/>
          </chart:series>
          <chart:series chart:style-name="ch14" chart:values-cell-range-address="Sheet1.G2:Sheet1.G9" chart:label-cell-address="Sheet1.G1:Sheet1.G1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1:Sheet1.B1</svg:desc>
                </draw:g>
              </table:table-cell>
              <table:table-cell office:value-type="string">
                <text:p>mpi</text:p>
                <draw:g>
                  <svg:desc>Sheet1.C1:Sheet1.C1</svg:desc>
                </draw:g>
              </table:table-cell>
              <table:table-cell office:value-type="string">
                <text:p>mpi_hybrid_omp2</text:p>
                <draw:g>
                  <svg:desc>Sheet1.D1:Sheet1.D1</svg:desc>
                </draw:g>
              </table:table-cell>
              <table:table-cell office:value-type="string">
                <text:p>mpi_hybrid_omp4</text:p>
                <draw:g>
                  <svg:desc>Sheet1.E1:Sheet1.E1</svg:desc>
                </draw:g>
              </table:table-cell>
              <table:table-cell office:value-type="string">
                <text:p>mpi_hybrid_omp6</text:p>
                <draw:g>
                  <svg:desc>Sheet1.F1:Sheet1.F1</svg:desc>
                </draw:g>
              </table:table-cell>
              <table:table-cell office:value-type="string">
                <text:p>mpi_hybrid_omp8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49.963">
                <text:p>49.963</text:p>
                <draw:g>
                  <svg:desc>Sheet1.B2:Sheet1.B9</svg:desc>
                </draw:g>
              </table:table-cell>
              <table:table-cell office:value-type="float" office:value="51.284">
                <text:p>51.284</text:p>
                <draw:g>
                  <svg:desc>Sheet1.C2:Sheet1.C9</svg:desc>
                </draw:g>
              </table:table-cell>
              <table:table-cell office:value-type="float" office:value="26.842">
                <text:p>26.842</text:p>
                <draw:g>
                  <svg:desc>Sheet1.D2:Sheet1.D9</svg:desc>
                </draw:g>
              </table:table-cell>
              <table:table-cell office:value-type="float" office:value="15.033">
                <text:p>15.033</text:p>
                <draw:g>
                  <svg:desc>Sheet1.E2:Sheet1.E9</svg:desc>
                </draw:g>
              </table:table-cell>
              <table:table-cell office:value-type="float" office:value="13.349">
                <text:p>13.349</text:p>
                <draw:g>
                  <svg:desc>Sheet1.F2:Sheet1.F9</svg:desc>
                </draw:g>
              </table:table-cell>
              <table:table-cell office:value-type="float" office:value="13.006">
                <text:p>13.006</text:p>
                <draw:g>
                  <svg:desc>Sheet1.G2:Sheet1.G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.963">
                <text:p>49.963</text:p>
              </table:table-cell>
              <table:table-cell office:value-type="float" office:value="26.539">
                <text:p>26.539</text:p>
              </table:table-cell>
              <table:table-cell office:value-type="float" office:value="14.379">
                <text:p>14.379</text:p>
              </table:table-cell>
              <table:table-cell office:value-type="float" office:value="8.385">
                <text:p>8.385</text:p>
              </table:table-cell>
              <table:table-cell office:value-type="float" office:value="7.631">
                <text:p>7.631</text:p>
              </table:table-cell>
              <table:table-cell office:value-type="float" office:value="7.527">
                <text:p>7.5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.963">
                <text:p>49.963</text:p>
              </table:table-cell>
              <table:table-cell office:value-type="float" office:value="18.429">
                <text:p>18.429</text:p>
              </table:table-cell>
              <table:table-cell office:value-type="float" office:value="10.159">
                <text:p>10.159</text:p>
              </table:table-cell>
              <table:table-cell office:value-type="float" office:value="6.193">
                <text:p>6.193</text:p>
              </table:table-cell>
              <table:table-cell office:value-type="float" office:value="5.77">
                <text:p>5.77</text:p>
              </table:table-cell>
              <table:table-cell office:value-type="float" office:value="5.707">
                <text:p>5.7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9.963">
                <text:p>49.963</text:p>
              </table:table-cell>
              <table:table-cell office:value-type="float" office:value="14.498">
                <text:p>14.498</text:p>
              </table:table-cell>
              <table:table-cell office:value-type="float" office:value="8.313">
                <text:p>8.313</text:p>
              </table:table-cell>
              <table:table-cell office:value-type="float" office:value="5.184">
                <text:p>5.184</text:p>
              </table:table-cell>
              <table:table-cell office:value-type="float" office:value="5.319">
                <text:p>5.319</text:p>
              </table:table-cell>
              <table:table-cell office:value-type="float" office:value="4.928">
                <text:p>4.9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9.963">
                <text:p>49.963</text:p>
              </table:table-cell>
              <table:table-cell office:value-type="float" office:value="11.902">
                <text:p>11.902</text:p>
              </table:table-cell>
              <table:table-cell office:value-type="float" office:value="6.928">
                <text:p>6.928</text:p>
              </table:table-cell>
              <table:table-cell office:value-type="float" office:value="4.463">
                <text:p>4.463</text:p>
              </table:table-cell>
              <table:table-cell office:value-type="float" office:value="4.22">
                <text:p>4.22</text:p>
              </table:table-cell>
              <table:table-cell office:value-type="float" office:value="4.191">
                <text:p>4.1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.963">
                <text:p>49.963</text:p>
              </table:table-cell>
              <table:table-cell office:value-type="float" office:value="10.307">
                <text:p>10.307</text:p>
              </table:table-cell>
              <table:table-cell office:value-type="float" office:value="6.246">
                <text:p>6.246</text:p>
              </table:table-cell>
              <table:table-cell office:value-type="float" office:value="4.285">
                <text:p>4.285</text:p>
              </table:table-cell>
              <table:table-cell office:value-type="float" office:value="4.074">
                <text:p>4.074</text:p>
              </table:table-cell>
              <table:table-cell office:value-type="float" office:value="4.369">
                <text:p>4.3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.963">
                <text:p>49.963</text:p>
              </table:table-cell>
              <table:table-cell office:value-type="float" office:value="8.285">
                <text:p>8.285</text:p>
              </table:table-cell>
              <table:table-cell office:value-type="float" office:value="5.18">
                <text:p>5.18</text:p>
              </table:table-cell>
              <table:table-cell office:value-type="float" office:value="3.939">
                <text:p>3.939</text:p>
              </table:table-cell>
              <table:table-cell office:value-type="float" office:value="3.579">
                <text:p>3.579</text:p>
              </table:table-cell>
              <table:table-cell office:value-type="float" office:value="3.823">
                <text:p>3.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158cm" svg:height="13.589cm" xlink:href=".." xlink:type="simple" chart:class="chart:scatter" chart:style-name="ch1">
        <chart:title svg:x="11.136cm" svg:y="0.407cm" chart:style-name="ch2">
          <text:p>Speedup</text:p>
        </chart:title>
        <chart:legend chart:legend-position="end" svg:x="20.115cm" svg:y="5.25cm" style:legend-expansion="high" chart:style-name="ch3"/>
        <chart:plot-area chart:style-name="ch4" table:cell-range-address="Sheet1.A14:Sheet1.G22" chart:data-source-has-labels="both" svg:x="0.483cm" svg:y="1.457cm" svg:width="19.149cm" svg:height="10.88cm">
          <chartooo:coordinate-region svg:x="1.581cm" svg:y="1.656cm" svg:width="17.772cm" svg:height="10.034cm"/>
          <chart:axis chart:dimension="x" chart:name="primary-x" chart:style-name="ch5" chartooo:axis-type="auto">
            <chart:title svg:x="9.537cm" svg:y="12.608cm" chart:style-name="ch6">
              <text:p>Ranks</text:p>
            </chart:title>
            <chart:categories table:cell-range-address="Sheet1.A15:Sheet1.A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5:Sheet1.B22" chart:label-cell-address="Sheet1.B14:Sheet1.B14" chart:class="chart:scatter">
            <chart:domain table:cell-range-address="Sheet1.A15:Sheet1.A22"/>
            <chart:data-point chart:repeated="8"/>
          </chart:series>
          <chart:series chart:style-name="ch10" chart:values-cell-range-address="Sheet1.C15:Sheet1.C22" chart:label-cell-address="Sheet1.C14:Sheet1.C14" chart:class="chart:scatter">
            <chart:data-point chart:repeated="8"/>
          </chart:series>
          <chart:series chart:style-name="ch11" chart:values-cell-range-address="Sheet1.D15:Sheet1.D22" chart:label-cell-address="Sheet1.D14:Sheet1.D14" chart:class="chart:scatter">
            <chart:data-point chart:repeated="8"/>
          </chart:series>
          <chart:series chart:style-name="ch12" chart:values-cell-range-address="Sheet1.E15:Sheet1.E22" chart:label-cell-address="Sheet1.E14:Sheet1.E14" chart:class="chart:scatter">
            <chart:data-point chart:repeated="8"/>
          </chart:series>
          <chart:series chart:style-name="ch13" chart:values-cell-range-address="Sheet1.F15:Sheet1.F22" chart:label-cell-address="Sheet1.F14:Sheet1.F14" chart:class="chart:scatter">
            <chart:data-point chart:repeated="8"/>
          </chart:series>
          <chart:series chart:style-name="ch14" chart:values-cell-range-address="Sheet1.G15:Sheet1.G22" chart:label-cell-address="Sheet1.G14:Sheet1.G14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14:Sheet1.B14</svg:desc>
                </draw:g>
              </table:table-cell>
              <table:table-cell office:value-type="string">
                <text:p>mpi</text:p>
                <draw:g>
                  <svg:desc>Sheet1.C14:Sheet1.C14</svg:desc>
                </draw:g>
              </table:table-cell>
              <table:table-cell office:value-type="string">
                <text:p>mpi_hybrid_omp2</text:p>
                <draw:g>
                  <svg:desc>Sheet1.D14:Sheet1.D14</svg:desc>
                </draw:g>
              </table:table-cell>
              <table:table-cell office:value-type="string">
                <text:p>mpi_hybrid_omp4</text:p>
                <draw:g>
                  <svg:desc>Sheet1.E14:Sheet1.E14</svg:desc>
                </draw:g>
              </table:table-cell>
              <table:table-cell office:value-type="string">
                <text:p>mpi_hybrid_omp6</text:p>
                <draw:g>
                  <svg:desc>Sheet1.F14:Sheet1.F14</svg:desc>
                </draw:g>
              </table:table-cell>
              <table:table-cell office:value-type="string">
                <text:p>mpi_hybrid_omp8</text:p>
                <draw:g>
                  <svg:desc>Sheet1.G14:Sheet1.G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5:Sheet1.A22</svg:desc>
                </draw:g>
              </table:table-cell>
              <table:table-cell office:value-type="float" office:value="1">
                <text:p>1</text:p>
                <draw:g>
                  <svg:desc>Sheet1.B15:Sheet1.B22</svg:desc>
                </draw:g>
              </table:table-cell>
              <table:table-cell office:value-type="float" office:value="0.974241478823805">
                <text:p>0.974241478823805</text:p>
                <draw:g>
                  <svg:desc>Sheet1.C15:Sheet1.C22</svg:desc>
                </draw:g>
              </table:table-cell>
              <table:table-cell office:value-type="float" office:value="1.86137396617242">
                <text:p>1.86137396617242</text:p>
                <draw:g>
                  <svg:desc>Sheet1.D15:Sheet1.D22</svg:desc>
                </draw:g>
              </table:table-cell>
              <table:table-cell office:value-type="float" office:value="3.32355484600545">
                <text:p>3.32355484600545</text:p>
                <draw:g>
                  <svg:desc>Sheet1.E15:Sheet1.E22</svg:desc>
                </draw:g>
              </table:table-cell>
              <table:table-cell office:value-type="float" office:value="3.74282717806577">
                <text:p>3.74282717806577</text:p>
                <draw:g>
                  <svg:desc>Sheet1.F15:Sheet1.F22</svg:desc>
                </draw:g>
              </table:table-cell>
              <table:table-cell office:value-type="float" office:value="3.84153467630324">
                <text:p>3.84153467630324</text:p>
                <draw:g>
                  <svg:desc>Sheet1.G15:Sheet1.G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8262556991597">
                <text:p>1.88262556991597</text:p>
              </table:table-cell>
              <table:table-cell office:value-type="float" office:value="3.47472007789137">
                <text:p>3.47472007789137</text:p>
              </table:table-cell>
              <table:table-cell office:value-type="float" office:value="5.95861657722123">
                <text:p>5.95861657722123</text:p>
              </table:table-cell>
              <table:table-cell office:value-type="float" office:value="6.5473725592976">
                <text:p>6.5473725592976</text:p>
              </table:table-cell>
              <table:table-cell office:value-type="float" office:value="6.6378371197024">
                <text:p>6.63783711970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71110749362418">
                <text:p>2.71110749362418</text:p>
              </table:table-cell>
              <table:table-cell office:value-type="float" office:value="4.91810217541097">
                <text:p>4.91810217541097</text:p>
              </table:table-cell>
              <table:table-cell office:value-type="float" office:value="8.06765703213305">
                <text:p>8.06765703213305</text:p>
              </table:table-cell>
              <table:table-cell office:value-type="float" office:value="8.65909878682842">
                <text:p>8.65909878682842</text:p>
              </table:table-cell>
              <table:table-cell office:value-type="float" office:value="8.75468722621342">
                <text:p>8.754687226213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44619947578976">
                <text:p>3.44619947578976</text:p>
              </table:table-cell>
              <table:table-cell office:value-type="float" office:value="6.01022494887526">
                <text:p>6.01022494887526</text:p>
              </table:table-cell>
              <table:table-cell office:value-type="float" office:value="9.63792438271605">
                <text:p>9.63792438271605</text:p>
              </table:table-cell>
              <table:table-cell office:value-type="float" office:value="9.39330701259635">
                <text:p>9.39330701259635</text:p>
              </table:table-cell>
              <table:table-cell office:value-type="float" office:value="10.1385957792208">
                <text:p>10.138595779220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.19786590488994">
                <text:p>4.19786590488994</text:p>
              </table:table-cell>
              <table:table-cell office:value-type="float" office:value="7.2117494226328">
                <text:p>7.2117494226328</text:p>
              </table:table-cell>
              <table:table-cell office:value-type="float" office:value="11.1949361416088">
                <text:p>11.1949361416088</text:p>
              </table:table-cell>
              <table:table-cell office:value-type="float" office:value="11.8395734597156">
                <text:p>11.8395734597156</text:p>
              </table:table-cell>
              <table:table-cell office:value-type="float" office:value="11.9214984490575">
                <text:p>11.92149844905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.84748229358688">
                <text:p>4.84748229358688</text:p>
              </table:table-cell>
              <table:table-cell office:value-type="float" office:value="7.99919948767211">
                <text:p>7.99919948767211</text:p>
              </table:table-cell>
              <table:table-cell office:value-type="float" office:value="11.6599766627771">
                <text:p>11.6599766627771</text:p>
              </table:table-cell>
              <table:table-cell office:value-type="float" office:value="12.2638684339715">
                <text:p>12.2638684339715</text:p>
              </table:table-cell>
              <table:table-cell office:value-type="float" office:value="11.4357976653697">
                <text:p>11.43579766536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.03053711526856">
                <text:p>6.03053711526856</text:p>
              </table:table-cell>
              <table:table-cell office:value-type="float" office:value="9.6453667953668">
                <text:p>9.6453667953668</text:p>
              </table:table-cell>
              <table:table-cell office:value-type="float" office:value="12.6841838029957">
                <text:p>12.6841838029957</text:p>
              </table:table-cell>
              <table:table-cell office:value-type="float" office:value="13.9600447052249">
                <text:p>13.9600447052249</text:p>
              </table:table-cell>
              <table:table-cell office:value-type="float" office:value="13.0690557154068">
                <text:p>13.0690557154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913cm" svg:height="13.451cm" xlink:href=".." xlink:type="simple" chart:class="chart:scatter" chart:style-name="ch1">
        <chart:title svg:x="10.894cm" svg:y="0.405cm" chart:style-name="ch2">
          <text:p>Efficiency</text:p>
        </chart:title>
        <chart:legend chart:legend-position="end" svg:x="19.87cm" svg:y="5.181cm" style:legend-expansion="high" chart:style-name="ch3"/>
        <chart:plot-area chart:style-name="ch4" table:cell-range-address="Sheet1.A24:Sheet1.G32" chart:data-source-has-labels="both" svg:x="0.478cm" svg:y="1.453cm" svg:width="18.914cm" svg:height="10.748cm">
          <chartooo:coordinate-region svg:x="1.576cm" svg:y="1.653cm" svg:width="17.722cm" svg:height="9.901cm"/>
          <chart:axis chart:dimension="x" chart:name="primary-x" chart:style-name="ch5" chartooo:axis-type="auto">
            <chart:title svg:x="9.415cm" svg:y="12.47cm" chart:style-name="ch6">
              <text:p>Ranks</text:p>
            </chart:title>
            <chart:categories table:cell-range-address="Sheet1.A25:Sheet1.A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5:Sheet1.B32" chart:label-cell-address="Sheet1.B24:Sheet1.B24" chart:class="chart:scatter">
            <chart:domain table:cell-range-address="Sheet1.A25:Sheet1.A32"/>
            <chart:data-point chart:repeated="8"/>
          </chart:series>
          <chart:series chart:style-name="ch10" chart:values-cell-range-address="Sheet1.C25:Sheet1.C32" chart:label-cell-address="Sheet1.C24:Sheet1.C24" chart:class="chart:scatter">
            <chart:data-point chart:repeated="8"/>
          </chart:series>
          <chart:series chart:style-name="ch11" chart:values-cell-range-address="Sheet1.D25:Sheet1.D32" chart:label-cell-address="Sheet1.D24:Sheet1.D24" chart:class="chart:scatter">
            <chart:data-point chart:repeated="8"/>
          </chart:series>
          <chart:series chart:style-name="ch12" chart:values-cell-range-address="Sheet1.E25:Sheet1.E32" chart:label-cell-address="Sheet1.E24:Sheet1.E24" chart:class="chart:scatter">
            <chart:data-point chart:repeated="8"/>
          </chart:series>
          <chart:series chart:style-name="ch13" chart:values-cell-range-address="Sheet1.F25:Sheet1.F32" chart:label-cell-address="Sheet1.F24:Sheet1.F24" chart:class="chart:scatter">
            <chart:data-point chart:repeated="8"/>
          </chart:series>
          <chart:series chart:style-name="ch14" chart:values-cell-range-address="Sheet1.G25:Sheet1.G32" chart:label-cell-address="Sheet1.G24:Sheet1.G24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24:Sheet1.B24</svg:desc>
                </draw:g>
              </table:table-cell>
              <table:table-cell office:value-type="string">
                <text:p>mpi</text:p>
                <draw:g>
                  <svg:desc>Sheet1.C24:Sheet1.C24</svg:desc>
                </draw:g>
              </table:table-cell>
              <table:table-cell office:value-type="string">
                <text:p>mpi_hybrid_omp2</text:p>
                <draw:g>
                  <svg:desc>Sheet1.D24:Sheet1.D24</svg:desc>
                </draw:g>
              </table:table-cell>
              <table:table-cell office:value-type="string">
                <text:p>mpi_hybrid_omp4</text:p>
                <draw:g>
                  <svg:desc>Sheet1.E24:Sheet1.E24</svg:desc>
                </draw:g>
              </table:table-cell>
              <table:table-cell office:value-type="string">
                <text:p>mpi_hybrid_omp6</text:p>
                <draw:g>
                  <svg:desc>Sheet1.F24:Sheet1.F24</svg:desc>
                </draw:g>
              </table:table-cell>
              <table:table-cell office:value-type="string">
                <text:p>mpi_hybrid_omp8</text:p>
                <draw:g>
                  <svg:desc>Sheet1.G24:Sheet1.G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5:Sheet1.A32</svg:desc>
                </draw:g>
              </table:table-cell>
              <table:table-cell office:value-type="float" office:value="1">
                <text:p>1</text:p>
                <draw:g>
                  <svg:desc>Sheet1.B25:Sheet1.B32</svg:desc>
                </draw:g>
              </table:table-cell>
              <table:table-cell office:value-type="float" office:value="0.974241478823805">
                <text:p>0.974241478823805</text:p>
                <draw:g>
                  <svg:desc>Sheet1.C25:Sheet1.C32</svg:desc>
                </draw:g>
              </table:table-cell>
              <table:table-cell office:value-type="float" office:value="0.930686983086208">
                <text:p>0.930686983086208</text:p>
                <draw:g>
                  <svg:desc>Sheet1.D25:Sheet1.D32</svg:desc>
                </draw:g>
              </table:table-cell>
              <table:table-cell office:value-type="float" office:value="0.830888711501364">
                <text:p>0.830888711501364</text:p>
                <draw:g>
                  <svg:desc>Sheet1.E25:Sheet1.E32</svg:desc>
                </draw:g>
              </table:table-cell>
              <table:table-cell office:value-type="float" office:value="0.623804529677629">
                <text:p>0.623804529677629</text:p>
                <draw:g>
                  <svg:desc>Sheet1.F25:Sheet1.F32</svg:desc>
                </draw:g>
              </table:table-cell>
              <table:table-cell office:value-type="float" office:value="0.480191834537906">
                <text:p>0.480191834537906</text:p>
                <draw:g>
                  <svg:desc>Sheet1.G25:Sheet1.G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41312784957986">
                <text:p>0.941312784957986</text:p>
              </table:table-cell>
              <table:table-cell office:value-type="float" office:value="0.868680019472842">
                <text:p>0.868680019472842</text:p>
              </table:table-cell>
              <table:table-cell office:value-type="float" office:value="0.744827072152654">
                <text:p>0.744827072152654</text:p>
              </table:table-cell>
              <table:table-cell office:value-type="float" office:value="0.545614379941467">
                <text:p>0.545614379941467</text:p>
              </table:table-cell>
              <table:table-cell office:value-type="float" office:value="0.4148648199814">
                <text:p>0.41486481998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03702497874726">
                <text:p>0.903702497874726</text:p>
              </table:table-cell>
              <table:table-cell office:value-type="float" office:value="0.819683695901828">
                <text:p>0.819683695901828</text:p>
              </table:table-cell>
              <table:table-cell office:value-type="float" office:value="0.672304752677754">
                <text:p>0.672304752677754</text:p>
              </table:table-cell>
              <table:table-cell office:value-type="float" office:value="0.48106104371269">
                <text:p>0.48106104371269</text:p>
              </table:table-cell>
              <table:table-cell office:value-type="float" office:value="0.364778634425559">
                <text:p>0.3647786344255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61549868947441">
                <text:p>0.861549868947441</text:p>
              </table:table-cell>
              <table:table-cell office:value-type="float" office:value="0.751278118609407">
                <text:p>0.751278118609407</text:p>
              </table:table-cell>
              <table:table-cell office:value-type="float" office:value="0.602370273919753">
                <text:p>0.602370273919753</text:p>
              </table:table-cell>
              <table:table-cell office:value-type="float" office:value="0.391387792191515">
                <text:p>0.391387792191515</text:p>
              </table:table-cell>
              <table:table-cell office:value-type="float" office:value="0.316831118100649">
                <text:p>0.3168311181006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839573180977987">
                <text:p>0.839573180977987</text:p>
              </table:table-cell>
              <table:table-cell office:value-type="float" office:value="0.72117494226328">
                <text:p>0.72117494226328</text:p>
              </table:table-cell>
              <table:table-cell office:value-type="float" office:value="0.559746807080439">
                <text:p>0.559746807080439</text:p>
              </table:table-cell>
              <table:table-cell office:value-type="float" office:value="0.394652448657188">
                <text:p>0.394652448657188</text:p>
              </table:table-cell>
              <table:table-cell office:value-type="float" office:value="0.298037461226438">
                <text:p>0.2980374612264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807913715597814">
                <text:p>0.807913715597814</text:p>
              </table:table-cell>
              <table:table-cell office:value-type="float" office:value="0.666599957306009">
                <text:p>0.666599957306009</text:p>
              </table:table-cell>
              <table:table-cell office:value-type="float" office:value="0.485832360949047">
                <text:p>0.485832360949047</text:p>
              </table:table-cell>
              <table:table-cell office:value-type="float" office:value="0.340663012054765">
                <text:p>0.340663012054765</text:p>
              </table:table-cell>
              <table:table-cell office:value-type="float" office:value="0.238245784695201">
                <text:p>0.2382457846952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75381713940857">
                <text:p>0.75381713940857</text:p>
              </table:table-cell>
              <table:table-cell office:value-type="float" office:value="0.602835424710425">
                <text:p>0.602835424710425</text:p>
              </table:table-cell>
              <table:table-cell office:value-type="float" office:value="0.396380743843615">
                <text:p>0.396380743843615</text:p>
              </table:table-cell>
              <table:table-cell office:value-type="float" office:value="0.290834264692186">
                <text:p>0.290834264692186</text:p>
              </table:table-cell>
              <table:table-cell office:value-type="float" office:value="0.20420399555323">
                <text:p>0.204203995553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